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a08" officeooo:paragraph-rsid="0010ea08"/>
    </style:style>
    <style:style style:name="T1" style:family="text">
      <style:text-properties officeooo:rsid="0012bc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bc43" style:font-weight-asian="bold" style:font-weight-complex="bold"/>
    </style:style>
    <style:style style:name="T4" style:family="text">
      <style:text-properties fo:font-weight="bold" officeooo:rsid="0018a1ec" style:font-weight-asian="bold" style:font-weight-complex="bold"/>
    </style:style>
    <style:style style:name="T5" style:family="text">
      <style:text-properties fo:font-weight="bold" officeooo:rsid="0019c74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Płyta główna ZX Spectrum</text:span><text:line-break/>Mikrokomputer domowy opracowany w firmie Sinclair Research produkowany od 23 kwietnia 1982 r. do 1992 r. Oparty na 8 bitowym procesorze Zilog Z80A pracującym z częstotliwością 3,5 MHz. Posiadał pamięć operacyjną RAM 16 – 48 kB pamięć stałą ROM 16 kB. Nośnikiem danych była kaseta magnetofonowa w magnetofonie kasetowym. <text:span text:style-name="T1">System operacyjny odmiana BASIC-a opracowana przez Sinclaira. Obraz w trybie graficznym był wyświetlany w trybie graficznym <text:line-break/>w rozdzielczości 256 x 192 pixele w 15 kolorach. W trybie tekstowym wyświetlał 24 linie po 32 znaki.Możliwe było podłączenie dżojstika. Powstało wiele klonów tego mikrokomputera<text:line-break/><text:line-break/></text:span><text:span text:style-name="T3">2.Komputer PC MiniSys 286</text:span><text:span text:style-name="T1"><text:line-break/>Miniaturowa wersja komputera PC XT 286 opartego na mikroprocesorze 16-bitowym Intel 80286 <text:line-break/>pracującym z częstotliwością 12 MHz. Pamięć operacyjna 512 kB. Wyposażony w stację dyskietek<text:line-break/>3,5”(cala) o pojemności 1,44 MB oraz 3,5” dysk twardy o pojemności od 20 MB. Posiada kartę graficzną VGA pracującą w trybie mono lub kolor. Wyposażony w porty: 2 x COM,zewnętrzny FDD,drukarki, Gameport,monitora CRT. Wyprodukowany w roku 1<text:line-break/><text:line-break/></text:span><text:span text:style-name="T3">3.Stacja dyskietek 5,25” </text:span><text:span text:style-name="T4">FDD </text:span><text:span text:style-name="T5">firmy TEAC</text:span><text:span text:style-name="T1"><text:line-break/>Odczytywała dyskietki 5,25” o pojemności początkowo 180 kB później 360 kB DD(Double Density). Pierwsza stacja dyskietek 5,25” opracowana przez firmę Shugart w 1976 r miała pojemność 87,5 kB. Zastąpiła stosowane wcześniej stacje dyskietek 8”(cali).Używa złącza krawędziowego typu ISA.<text:line-break/><text:line-break/></text:span><text:span text:style-name="T3">4.Stacja dyskietek 3,5” FDD firmy ALPS</text:span><text:span text:style-name="T1"><text:line-break/>Do odczytu dyskietek w sztywnej obudowie o pojemności początkowo 280 kB później 720 kB<text:line-break/>a końcowo 1,44 MB (najczęściej stosowane). Produkowane od 1982 r. Używa złącza IDE 32 piny.<text:line-break/><text:line-break/></text:span><text:span text:style-name="T3">5.Dysk twardy 5,25” HDD firmy WYSE</text:span><text:span text:style-name="T1"><text:line-break/>Dysk typu ST-251 miał pojemność 45 MB. Prędkość obrotowa 3600 rpm, 6-cio głowicowy. Złącze<text:line-break/>krawędziowe ISA.<text:line-break/><text:line-break/></text:span><text:span text:style-name="T3">6.Kaseta danych (Data Cartridge) firmy Sony</text:span><text:span text:style-name="T1"><text:line-break/>Nośnik danych na taśmie magnetycznej 0,25” o długości 183 m. Kaseta metalowo-plastikowa.<text:line-break/>Pojemność 60 MB. Do zapisu i odczytu wymagała specjalnej stacji zwanej streamerem danych.<text:line-break/><text:line-break/></text:span><text:span text:style-name="T3">7.Kalkulator biurowy firmy Citizen z drukarką.</text:span><text:span text:style-name="T1"><text:line-break/>Kalkulator posiada 12-to pozycyjny wyświetlacz fluorescencyjny (VFD). Wykonuje cztery podstawowe działania. Ma możliwość ustawiania dokładności obliczeń od 2-4 miejsc po przecinku.<text:line-break/><text:line-break/></text:span><text:span text:style-name="T3">8.Magnetofon do zapisu i odczytu danych (Data Recorder) MK 433 firmy Unitra.</text:span><text:span text:style-name="T1"><text:line-break/>Umożliwiał zapis i odczyt danych na zwykłych kasetach magnetofonowych audio. Stosowany jako<text:line-break/>pamięć zewnętrzna w mikrokomputerach domowych.<text:line-break/><text:line-break/></text:span><text:span text:style-name="T3">9.Mikrokomputer domowy M5 firmy CGL.</text:span><text:span text:style-name="T1"><text:line-break/>Japoński klon mikrokomputera ZX Spectrum. Programy i gry zapisane na specjalnych kartridżach<text:line-break/>zawierających pamięci ROM. Posiada wyjścia dla dwóch kontrolerów,drukarki. Może być podłączony do telewizora przez wejście antenowe lub przez złącze Cinch audio video.<text:line-break/><text:line-break/></text:span><text:span text:style-name="T3">10.Gra telewizyjna (wykonanie Zbigniew Gołaszewski)</text:span><text:span text:style-name="T1"><text:line-break/>Pierwsza domowa gra video oparta na układzie AY-3-8500 firmy General Instruments. Zawierała<text:line-break/>cztery gry: Tenis(ping-pong),Hokej,Squash,Trening solo. Przy użyciu specjalnego pistoletu fotoelektrycznego można było strzelać do ruchomego celu na ekranie. Wymagała podłączenia <text:line-break/>dwóch specjalnych kontrolerów. Podłączenie do telewizora z systemem P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9:59:45.571000000</meta:creation-date>
    <dc:date>2018-09-24T22:26:50.127000000</dc:date>
    <meta:editing-duration>PT1M20S</meta:editing-duration>
    <meta:editing-cycles>1</meta:editing-cycles>
    <meta:document-statistic meta:table-count="0" meta:image-count="0" meta:object-count="0" meta:page-count="1" meta:paragraph-count="1" meta:word-count="432" meta:character-count="3154" meta:non-whitespace-character-count="2710"/>
    <meta:generator>LibreOffice/5.4.4.2$Windows_X86_64 LibreOffice_project/2524958677847fb3bb44820e40380acbe820f960</meta:generator>
  </office:meta>
</office:document-meta>
</file>